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9000003CB12C00EB1.jpg" manifest:media-type="image/jpeg"/>
  <manifest:file-entry manifest:full-path="Pictures/10000000000000B70000003ED3024C3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/>
    <style:font-face style:name="Tahoma1" svg:font-family="Tahoma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.3937in" fo:margin-top="0.1965in" fo:margin-bottom="0.1965in" style:contextual-spacing="false" fo:text-align="end" style:justify-single-word="false" fo:text-indent="0in" style:auto-text-indent="false"/>
      <style:text-properties fo:font-size="12pt" style:font-size-asian="12pt" style:font-size-complex="12pt"/>
    </style:style>
    <style:style style:name="P2" style:family="paragraph" style:parent-style-name="Standard">
      <style:paragraph-properties fo:margin-top="0.3937in" fo:margin-bottom="0.3937in" style:contextual-spacing="false"/>
      <style:text-properties fo:font-size="12pt" style:font-size-asian="12pt" style:font-size-complex="12pt"/>
    </style:style>
    <style:style style:name="P3" style:family="paragraph" style:parent-style-name="Standard">
      <style:paragraph-properties fo:margin-top="0.1181in" fo:margin-bottom="0.1181in" style:contextual-spacing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 style:parent-style-name="Standard">
      <style:paragraph-properties fo:margin-top="0.1181in" fo:margin-bottom="0.1181in" style:contextual-spacing="false" fo:text-align="justify" style:justify-single-word="false"/>
      <style:text-properties fo:font-size="12pt" style:text-underline-style="none" style:font-size-asian="12pt" style:font-size-complex="12pt"/>
    </style:style>
    <style:style style:name="P5" style:family="paragraph" style:parent-style-name="Standard">
      <style:paragraph-properties fo:margin-left="0in" fo:margin-right="0in" fo:margin-top="0.1181in" fo:margin-bottom="0.1181in" style:contextual-spacing="false" fo:text-align="justify" style:justify-single-word="false" fo:text-indent="0.3937in" style:auto-text-indent="false"/>
      <style:text-properties fo:font-size="12pt" style:text-underline-style="none" style:font-size-asian="12pt" style:font-size-complex="12pt"/>
    </style:style>
    <style:style style:name="P6" style:family="paragraph" style:parent-style-name="Standard">
      <style:paragraph-properties fo:margin-left="0in" fo:margin-right="0in" fo:margin-top="0.1181in" fo:margin-bottom="0.1181in" style:contextual-spacing="false" fo:text-align="justify" style:justify-single-word="false" fo:text-indent="0.3937in" style:auto-text-indent="false"/>
    </style:style>
    <style:style style:name="P7" style:family="paragraph" style:parent-style-name="Standard">
      <style:paragraph-properties fo:margin-top="1.1811in" fo:margin-bottom="0.1965in" style:contextual-spacing="false">
        <style:tab-stops>
          <style:tab-stop style:position="3.9366in" style:type="center"/>
        </style:tab-stops>
      </style:paragraph-properties>
      <style:text-properties fo:font-size="12pt" style:text-underline-style="none" style:font-size-asian="12pt" style:font-size-complex="12pt"/>
    </style:style>
    <style:style style:name="T1" style:family="text">
      <style:text-properties fo:font-size="12pt" style:text-underline-style="none" style:font-size-asian="12pt" style:font-size-complex="12pt"/>
    </style:style>
    <style:style style:name="T2" style:family="text">
      <style:text-properties fo:font-size="12pt" style:text-underline-style="none" officeooo:rsid="001d8f63" style:font-size-asian="12pt" style:font-size-complex="12pt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1d8f63" fo:background-color="transparent" loext:char-shading-value="0"/>
    </style:style>
    <style:style style:name="T5" style:family="text">
      <style:text-properties officeooo:rsid="001d8f63"/>
    </style:style>
    <style:style style:name="fr1" style:family="graphic" style:parent-style-name="Graphics">
      <style:graphic-properties fo:margin-top="0.3937in" fo:margin-bottom="0.3937in" style:vertical-pos="middle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enos Aires, 2<text:span text:style-name="T5">5</text:span><text:span text:style-name="T3"> de </text:span><text:span text:style-name="T4">Marzo</text:span><text:span text:style-name="T3"> de 201</text:span><text:span text:style-name="T4">6</text:span></text:p>
      <text:p text:style-name="P2">Sr. Director del Departamento de Electrónica</text:p>
      <text:p text:style-name="P3">S<text:tab/>/<text:tab/>D</text:p>
      <text:p text:style-name="P4">De mi mayor consideración</text:p>
      <text:p text:style-name="P6"><text:span text:style-name="T1">Tengo el agrado de dirigirme a usted a fin de presentar, cumpliendo lo normado en el Anexo a la Resolución Nº 1511/90, artículo 1, inciso 7, el Acta de Acuerdo que contiene el tema de Tesis y el Plan de Estudios personal para el Ciclo Superior correspondiente al alumno Sr. </text:span><text:span text:style-name="T2">Ignacio Lesser</text:span><text:span text:style-name="T1"> (padrón </text:span><text:span text:style-name="T2">90942</text:span><text:span text:style-name="T1"> ).</text:span></text:p>
      <text:p text:style-name="P5">Manifiesto estar de acuerdo con el Plan de Estudios y el tema propuesto.</text:p>
      <text:p text:style-name="P5">Sin otro particular, lo saluda atentamente,</text:p>
      <text:p text:style-name="P7"><text:tab/>Ing. Nicolás Alvarez<text:line-break/><text:tab/>Profesor Adjunto<text:line-break/><text:tab/>Direct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/>
    <style:font-face style:name="Tahoma1" svg:font-family="Tahoma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0pt" fo:language="es" fo:country="AR" style:letter-kerning="true" style:font-name-asian="DejaVu Sans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0pt" fo:language="es" fo:country="AR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Roman No9 L" fo:font-family="'Nimbus Roman No9 L'" fo:font-size="14pt" style:font-name-asian="DejaVu Sans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Nimbus Roman No9 L" fo:font-family="'Nimbus Roman No9 L'"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Roman No9 L" fo:font-family="'Nimbus Roman No9 L'" fo:font-size="10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size-asian="12pt"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top="0.3937in" fo:margin-bottom="0.3937in" style:vertical-pos="middle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3" text:anchor-type="paragraph" svg:width="1.9063in" svg:height="0.6457in" draw:z-index="0"><draw:image xlink:href="Pictures/10000000000000B70000003ED3024C3C.png" xlink:type="simple" xlink:show="embed" xlink:actuate="onLoad"/></draw:frame><draw:frame draw:style-name="Mfr2" draw:name="graphics1" text:anchor-type="paragraph" svg:x="0.4063in" svg:y="-0.4126in" svg:width="0.95in" svg:height="0.9327in" draw:z-index="1"><draw:image xlink:href="Pictures/10000000000003C9000003CB12C00EB1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Carbonetto</meta:initial-creator>
    <meta:creation-date>2010-01-08T10:44:46</meta:creation-date>
    <dc:date>2016-03-08T09:01:09.158938728</dc:date>
    <meta:editing-duration>PT1H34M44S</meta:editing-duration>
    <meta:editing-cycles>16</meta:editing-cycles>
    <meta:generator>LibreOffice/4.2.8.2$Linux_X86_64 LibreOffice_project/420$Build-2</meta:generator>
    <meta:printed-by>José Lipovetzky</meta:printed-by>
    <meta:print-date>2012-12-18T17:38:56</meta:print-date>
    <meta:document-statistic meta:table-count="0" meta:image-count="2" meta:object-count="0" meta:page-count="1" meta:paragraph-count="8" meta:word-count="100" meta:character-count="576" meta:non-whitespace-character-count="481"/>
  </office:meta>
</office:document-meta>
</file>